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rsid="000d4e99" officeooo:paragraph-rsid="000d4e99"/>
    </style:style>
    <style:style style:name="P3" style:family="paragraph" style:parent-style-name="Standard">
      <style:text-properties officeooo:rsid="000dcbdf" officeooo:paragraph-rsid="000dcbdf"/>
    </style:style>
    <style:style style:name="P4" style:family="paragraph" style:parent-style-name="Standard">
      <style:text-properties officeooo:paragraph-rsid="000dcbdf"/>
    </style:style>
    <style:style style:name="P5" style:family="paragraph" style:parent-style-name="Standard">
      <style:text-properties style:font-name="Liberation Serif" officeooo:rsid="000e2d0a" officeooo:paragraph-rsid="000e2d0a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d4e99"/>
    </style:style>
    <style:style style:name="T3" style:family="text">
      <style:text-properties fo:language="fr" fo:country="FR" officeooo:rsid="000dcbdf"/>
    </style:style>
    <style:style style:name="T4" style:family="text">
      <style:text-properties fo:language="fr" fo:country="FR" officeooo:rsid="000e2d0a"/>
    </style:style>
    <style:style style:name="T5" style:family="text">
      <style:text-properties officeooo:rsid="000d4e99"/>
    </style:style>
    <style:style style:name="T6" style:family="text">
      <style:text-properties style:font-name="sans-serif" fo:font-size="12pt" fo:language="fr" fo:country="FR"/>
    </style:style>
    <style:style style:name="T7" style:family="text">
      <style:text-properties style:font-name="sans-serif" fo:font-size="12pt" fo:language="fr" fo:country="FR" officeooo:rsid="000dcbdf"/>
    </style:style>
    <style:style style:name="T8" style:family="text">
      <style:text-properties fo:font-size="12pt" fo:language="fr" fo:country="FR"/>
    </style:style>
    <style:style style:name="T9" style:family="text">
      <style:text-properties fo:font-size="12pt" fo:language="fr" fo:country="FR" officeooo:rsid="000dcb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A</text:span><text:span text:style-name="T1">u-dessus de 18</text:span></text:p>
      <text:p text:style-name="P5"><text:span text:style-name="T9">Très bien. </text:span><text:span text:style-name="T8">Performance exceptionnelle.</text:span></text:p>
      <text:p text:style-name="P4"><text:span text:style-name="T3"/></text:p>
      <text:p text:style-name="P4"><text:span text:style-name="T3">16-</text:span><text:span text:style-name="T4">18</text:span></text:p>
      <text:p text:style-name="P3"><text:span text:style-name="T1">Très bien. Excellente performance.</text:span></text:p>
      <text:p text:style-name="P3"><text:span text:style-name="T1"/></text:p>
      <text:p text:style-name="P3"><text:span text:style-name="T1">14-16</text:span></text:p>
      <text:p text:style-name="P3"><text:span text:style-name="T1">Bien. Le niveau de la performance dépasse le niveau attendu mais avec quelques erreurs.</text:span></text:p>
      <text:p text:style-name="P3"><text:span text:style-name="T1"/></text:p>
      <text:p text:style-name="P3"><text:span text:style-name="T1">12-14</text:span></text:p>
      <text:p text:style-name="P3"><text:span text:style-name="T1">Assez bien. Performance correcte mais avec un certain nombre d’erreurs notables.</text:span></text:p>
      <text:p text:style-name="P3"><text:span text:style-name="T1"/></text:p>
      <text:p text:style-name="P3"><text:span text:style-name="T1">10-12</text:span></text:p>
      <text:p text:style-name="P3"><text:span text:style-name="T1">Passable. Le niveau de la performance remplit juste les critères requis.</text:span></text:p>
      <text:p text:style-name="P3"><text:span text:style-name="T1"/></text:p>
      <text:p text:style-name="P3"><text:span text:style-name="T1">En-dessous de 10</text:span></text:p>
      <text:p text:style-name="Standard">Ajourné. Le niveau de la performance ne remplit pas les critères requ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2:47:18.401824650</meta:creation-date>
    <dc:date>2020-06-08T13:44:43.183251091</dc:date>
    <meta:editing-duration>PT6M24S</meta:editing-duration>
    <meta:editing-cycles>1</meta:editing-cycles>
    <meta:document-statistic meta:table-count="0" meta:image-count="0" meta:object-count="0" meta:page-count="1" meta:paragraph-count="12" meta:word-count="66" meta:character-count="434" meta:non-whitespace-character-count="380"/>
    <meta:generator>LibreOffice/6.0.7.3$Linux_X86_64 LibreOffice_project/00m0$Build-3</meta:generator>
  </office:meta>
</office:document-meta>
</file>